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9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2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8" style:family="graphic" style:parent-style-name="objectwithoutfill">
      <style:graphic-properties draw:marker-start="Circle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6cm" fo:min-width="5.7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style:font-name="Liberation Mono1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462cm" svg:y="3.0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2.389cm" svg:y="2.035cm">
          <draw:text-box draw:corner-radius="0.127cm">
            <text:p><text:span text:style-name="T1">P</text:span></text:p>
          </draw:text-box>
        </draw:frame>
        <draw:g xml:id="id2" draw:id="id2">
          <draw:custom-shape draw:style-name="gr3" draw:text-style-name="P4" draw:layer="layout" svg:width="1.524cm" svg:height="0.762cm" svg:x="2.224cm" svg:y="5.975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762cm" svg:height="0.762cm" svg:x="1.462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762cm" svg:height="0.762cm" svg:x="3.748cm" svg:y="5.97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3" draw:text-style-name="P5" draw:layer="layout" svg:width="1.524cm" svg:height="0.762cm" svg:x="6.163cm" svg:y="5.975cm">
            <text:p text:style-name="P3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762cm" svg:height="0.762cm" svg:x="5.401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762cm" svg:height="0.762cm" svg:x="7.687cm" svg:y="5.9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524cm" svg:height="0.74cm" svg:x="10.101cm" svg:y="5.975cm">
          <text:p text:style-name="P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4cm" svg:x="9.33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1.524cm" svg:height="0.762cm" svg:x="14.94cm" svg:y="3.8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762cm" svg:height="0.762cm" svg:x="14.178cm" svg:y="3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762cm" svg:height="0.762cm" svg:x="16.464cm" svg:y="3.87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762cm" svg:height="0.762cm" svg:x="11.678cm" svg:y="5.97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778cm" svg:y1="3.413cm" svg:x2="2.778cm" svg:y2="5.826cm">
          <text:p/>
        </draw:line>
        <draw:connector draw:style-name="gr8" draw:text-style-name="P6" draw:layer="layout" draw:type="curve" svg:x1="4.093cm" svg:y1="6.386cm" svg:x2="6.925cm" svg:y2="5.975cm" draw:end-shape="id1" draw:end-glue-point="0" svg:d="M4093 6386c0-1407 2832-1201 2832-411" svg:viewBox="0 0 2833 1032">
          <text:p/>
        </draw:connector>
        <draw:connector draw:style-name="gr8" draw:text-style-name="P6" draw:layer="layout" draw:type="curve" svg:x1="8.049cm" svg:y1="6.349cm" svg:x2="10.881cm" svg:y2="5.938cm" svg:d="M8049 6349c0-1407 2832-1201 2832-411" svg:viewBox="0 0 2833 1032">
          <text:p/>
        </draw:connector>
        <draw:connector draw:style-name="gr8" draw:text-style-name="P6" draw:layer="layout" draw:type="curve" svg:x1="5.856cm" svg:y1="6.315cm" svg:x2="2.986cm" svg:y2="6.737cm" draw:end-shape="id2" draw:end-glue-point="2" svg:d="M5856 6315c0 1423-2870 1212-2870 422" svg:viewBox="0 0 2871 1044">
          <text:p/>
        </draw:connector>
        <draw:connector draw:style-name="gr8" draw:text-style-name="P6" draw:layer="layout" draw:type="curve" svg:x1="9.701cm" svg:y1="6.353cm" svg:x2="6.831cm" svg:y2="6.775cm" svg:d="M9701 6353c0 1423-2870 1212-2870 422" svg:viewBox="0 0 2871 1044">
          <text:p/>
        </draw:connector>
        <draw:line draw:style-name="gr9" draw:text-style-name="P6" draw:layer="layout" svg:x1="2.27cm" svg:y1="5.953cm" svg:x2="1.508cm" svg:y2="6.715cm">
          <text:p/>
        </draw:line>
        <draw:line draw:style-name="gr9" draw:text-style-name="P6" draw:layer="layout" svg:x1="12.44cm" svg:y1="5.953cm" svg:x2="11.678cm" svg:y2="6.715cm">
          <text:p/>
        </draw:line>
        <draw:frame draw:style-name="gr10" draw:text-style-name="P7" draw:layer="layout" svg:width="2.026cm" svg:height="0.971cm" svg:x="13.5cm" svg:y="2.181cm">
          <draw:text-box>
            <text:p><text:span text:style-name="T4">Node</text:span></text:p>
          </draw:text-box>
        </draw:frame>
        <draw:frame draw:style-name="gr11" draw:text-style-name="P7" draw:layer="layout" svg:width="2.026cm" svg:height="0.971cm" svg:x="13.1cm" svg:y="3.082cm">
          <draw:text-box>
            <text:p><text:span text:style-name="T4">prev</text:span></text:p>
          </draw:text-box>
        </draw:frame>
        <draw:frame draw:style-name="gr11" draw:text-style-name="P7" draw:layer="layout" svg:width="2.026cm" svg:height="0.971cm" svg:x="16.5cm" svg:y="3.083cm">
          <draw:text-box>
            <text:p><text:span text:style-name="T4">next</text:span></text:p>
          </draw:text-box>
        </draw:frame>
        <draw:custom-shape draw:style-name="gr12" draw:text-style-name="P1" draw:layer="layout" svg:width="6.604cm" svg:height="3.556cm" svg:x="13.06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026cm" svg:height="0.971cm" svg:x="14.7cm" svg:y="4.684cm">
          <draw:text-box>
            <text:p><text:span text:style-name="T4">inf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7T02:36:13.961000000</meta:creation-date>
    <dc:date>2021-10-11T08:12:58.483000000</dc:date>
    <meta:editing-duration>PT1H34M13S</meta:editing-duration>
    <meta:editing-cycles>4</meta:editing-cycles>
    <meta:generator>LibreOffice/6.3.2.2$Windows_X86_64 LibreOffice_project/98b30e735bda24bc04ab42594c85f7fd8be07b9c</meta:generator>
    <meta:document-statistic meta:object-count="29"/>
  </office:meta>
</office:document-meta>
</file>